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in" fo:margin-bottom="0in" fo:line-height="100%" fo:text-align="start" style:justify-single-word="false"/>
      <style:text-properties fo:font-variant="normal" fo:text-transform="none" fo:color="#3b3d40" style:font-name="Georgia" fo:font-size="10.5pt" fo:letter-spacing="normal" fo:font-style="normal" fo:font-weight="normal" style:font-size-asian="10.5pt" style:font-size-complex="10.5pt"/>
    </style:style>
    <style:style style:name="P2" style:family="paragraph" style:parent-style-name="Standard">
      <style:text-properties style:font-name="Georgia" fo:font-size="10.5pt" style:font-size-asian="10.5pt" style:font-size-complex="10.5pt"/>
    </style:style>
    <style:style style:name="P3" style:family="paragraph" style:parent-style-name="Standard" style:master-page-name="Standard">
      <style:paragraph-properties fo:text-align="center" style:justify-single-word="false" style:page-number="auto"/>
      <style:text-properties style:font-name="Georgia" fo:font-size="14pt" style:font-size-asian="14pt" style:font-size-complex="14pt"/>
    </style:style>
    <style:style style:name="P4" style:family="paragraph" style:parent-style-name="Standard">
      <style:paragraph-properties fo:margin-top="0in" fo:margin-bottom="0in" fo:line-height="100%" fo:text-align="start" style:justify-single-word="false"/>
      <style:text-properties fo:font-variant="normal" fo:text-transform="none" fo:color="#3b3d40" style:font-name="Georgia" fo:font-size="10.5pt" fo:letter-spacing="normal" fo:font-style="normal" fo:font-weight="normal" style:font-size-asian="10.5pt" style:font-size-complex="10.5pt"/>
    </style:style>
    <style:style style:name="P5" style:family="paragraph" style:parent-style-name="Standard">
      <style:paragraph-properties fo:margin-top="0in" fo:margin-bottom="0in" fo:line-height="100%" fo:text-align="start" style:justify-single-word="false"/>
      <style:text-properties style:font-name="Georgia" fo:font-size="10.5pt" style:font-size-asian="10.5pt" style:font-size-complex="10.5pt"/>
    </style:style>
    <style:style style:name="P6" style:family="paragraph" style:parent-style-name="Standard">
      <style:paragraph-properties fo:margin-top="0in" fo:margin-bottom="0in" fo:line-height="100%"/>
    </style:style>
    <style:style style:name="P7" style:family="paragraph" style:parent-style-name="Standard">
      <style:paragraph-properties fo:margin-top="0in" fo:margin-bottom="0in" fo:line-height="100%" fo:text-align="start" style:justify-single-word="false"/>
    </style:style>
    <style:style style:name="T1" style:family="text">
      <style:text-properties fo:font-weight="bold" style:font-weight-asian="bold" style:font-weight-complex="bold"/>
    </style:style>
    <style:style style:name="T2" style:family="text">
      <style:text-properties fo:font-variant="normal" fo:text-transform="none" fo:color="#3b3d40" fo:letter-spacing="normal" fo:font-style="normal" fo:font-weight="bold" style:font-weight-asian="bold" style:font-weight-complex="bold"/>
    </style:style>
    <style:style style:name="T3" style:family="text">
      <style:text-properties fo:font-variant="normal" fo:text-transform="none" fo:color="#3b3d40" fo:letter-spacing="normal" fo:font-style="normal" fo:font-weight="normal"/>
    </style:style>
    <style:style style:name="T4" style:family="text">
      <style:text-properties fo:font-variant="normal" fo:text-transform="none" fo:color="#3b3d40" style:text-position="super 58%" fo:letter-spacing="normal" fo:font-style="normal" fo:font-weight="normal"/>
    </style:style>
    <style:style style:name="T5" style:family="text">
      <style:text-properties fo:color="#000000" style:font-name="Georgia"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6" style:family="text">
      <style:text-properties style:font-name="Georgia" fo:font-size="10.5pt" fo:font-weight="bold" style:font-size-asian="10.5pt" style:font-weight-asian="bold" style:font-size-complex="10.5pt" style:font-weight-complex="bold"/>
    </style:style>
    <style:style style:name="T7" style:family="text">
      <style:text-properties style:font-name="Georgia" fo:font-size="10.5pt" style:font-size-asian="10.5pt" style:font-size-complex="10.5pt"/>
    </style:style>
    <style:style style:name="T8" style:family="text">
      <style:text-properties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9" style:family="text">
      <style:text-properties style:font-name="Georgia" fo:font-size="10.5pt" fo:language="none" fo:country="none" fo:font-weight="bold" style:font-name-asian="Georgia" style:font-size-asian="10.5pt" style:language-asian="none" style:country-asian="none" style:font-weight-asian="bold" style:font-name-complex="Georgia" style:font-size-complex="10.5pt" style:language-complex="none" style:country-complex="none" style:font-weight-complex="bold"/>
    </style:style>
    <style:style style:name="T10" style:family="text">
      <style:text-properties style:text-position="super 58%"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11" style:family="text">
      <style:text-properties style:text-position="super 58%" fo:language="none" fo:country="none" style:font-name-asian="Georgia" style:language-asian="none" style:country-asian="none" style:font-name-complex="Georgia" style:language-complex="none" style:country-complex="none"/>
    </style:style>
    <style:style style:name="T12" style:family="text">
      <style:text-properties fo:language="none" fo:country="none" style:font-name-asian="Georgia" style:language-asian="none" style:country-asian="none" style:font-name-complex="Georgia" style:language-complex="none" style:country-complex="none"/>
    </style:style>
    <style:style style:name="T13" style:family="text">
      <style:text-properties fo:language="none" fo:country="none" fo:font-weight="bold" style:font-name-asian="Georgia" style:language-asian="none" style:country-asian="none" style:font-weight-asian="bold" style:font-name-complex="Georgia" style:language-complex="none" style:country-complex="none" style:font-weight-complex="bold"/>
    </style:style>
    <style:style style:name="T14" style:family="text">
      <style:text-properties fo:language="none" fo:country="none" style:text-underline-style="solid" style:text-underline-width="auto" style:text-underline-color="font-color" style:font-name-asian="Georgia" style:language-asian="none" style:country-asian="none" style:font-name-complex="Georgia" style:language-complex="none" style:country-complex="none"/>
    </style:style>
    <style:style style:name="T15" style:family="text">
      <style:text-properties fo:color="#545454" style:font-name="Georgia" fo:font-size="10.5pt" fo:language="none" fo:country="none" fo:font-style="italic"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T16" style:family="text">
      <style:text-properties fo:language="en" fo:country="US" style:font-name-asian="Georgia" style:language-asian="none" style:country-asian="none" style:font-name-complex="Georgia" style:language-complex="none" style:country-complex="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Bad Company</text:span> </text:p>
      <text:p text:style-name="P2"><text:span text:style-name="T1">Read:</text:span> Genesis 13:1-11</text:p>
      <text:p text:style-name="P6"><text:span text:style-name="T6">Text:</text:span><text:span text:style-name="T7"> </text:span><text:span text:style-name="T5">Psalm 1:1</text:span><text:span text:style-name="T8"> “Blessed </text:span><text:span text:style-name="T15">is</text:span><text:span text:style-name="T8"> the man that walketh not in the counsel of the ungodly, nor standeth in the way of sinners, nor sitteth in the seat of the scornful.”</text:span></text:p>
      <text:p text:style-name="P6"><text:span text:style-name="T8"/></text:p>
      <text:p text:style-name="P1"><text:span text:style-name="T1">Introduction:</text:span> <text:s/>The story of Lot, in many ways, is one of the most important stories in the Bible for children. <text:s/>I don't know of a parent who desires their children to hang around with spoiled rotten kids or kids who are constantly headed down the wrong path. <text:s/>This narrative illustrates what can happen to a very righteous man who moves alongside of evil people.</text:p>
      <text:p text:style-name="P1"/>
      <text:p text:style-name="P1"><text:span text:style-name="T1">Background:</text:span> Let's start with Abram and Lot's relationship. <text:s/>Abram was the wealthy and wise uncle who took Lot under his wing and made him an equal partner in his cattle business. <text:s/>They <text:s/>worked together and both of them were able to increase their wealth to the point that they each hired separate workers to handle the daily care of their flocks and herds. <text:s/>The hired hands couldn't get along.</text:p>
      <text:p text:style-name="P1"/>
      <text:p text:style-name="P5"><text:span text:style-name="T2">A Secular Solution:</text:span><text:span text:style-name="T3"> <text:s/>Abram said: “...</text:span><text:span text:style-name="T12">separate thyself, I pray thee, from me...” Why was that solution not the best? <text:s/>A better solution would have been reconciliation. <text:s/>Doesn't it seem that as soon as one has a disagree-ment within the church that there is the threat or temptation for one or both of the parties to leave the church. <text:s/>It is as if we are saying: “I'm mad at you so I'm going to punish God with my absence from His house.” <text:s/></text:span></text:p>
      <text:p text:style-name="P5"><text:span text:style-name="T12"><text:s text:c="2"/>Lot was blessed because he was with Abram and able to reap the benefits and wisdom that God had provided to Abram. <text:s/>It would have been a wiser move for Lot to decline Abrams offer of separation and instead have a heart to heart talk with the fighting herdsmen, solve their disagreements, and work in harmony. <text:s/></text:span></text:p>
      <text:p text:style-name="P5"><text:span text:style-name="T12"><text:s text:c="2"/>There may be a reason to separate from others but it should not be the first option. <text:s/>Perhaps there was a herdsman or two that should have been replaced. <text:s/>Abram and Lot would never have the same relationship again and that was too great a loss for this solution to be the best option.</text:span></text:p>
      <text:p text:style-name="P5"><text:span text:style-name="T12"/></text:p>
      <text:p text:style-name="P7"><text:span text:style-name="T9">A Move in the Wrong Direction:</text:span><text:span text:style-name="T8"> <text:s/>Lots choice of where to live was determined by looking to worldly wisdom rather than by asking for God's will. <text:s/>The 10</text:span><text:span text:style-name="T10">th</text:span><text:span text:style-name="T8"> verse says: “And Lot lifted up his eyes, and beheld all the plain of Jordan, that it </text:span><text:span text:style-name="T15">was</text:span><text:span text:style-name="T8"> well watered every where...</text:span><text:span text:style-name="T15">even</text:span><text:span text:style-name="T8"> as the garden of the LORD...” <text:s/>Verse 12: “...Lot dwelled in the cities of the plain, and pitched </text:span><text:span text:style-name="T15">his</text:span><text:span text:style-name="T8"> tent toward Sodom.” <text:s/>The well watered plains weren't the problem but the closeness to Sodom was. <text:s/>I promise you that there came a time that the move close to Sodom was a choice that Lot wished he had never made. <text:s/></text:span></text:p>
      <text:p text:style-name="P7"><text:span text:style-name="T8"/></text:p>
      <text:p text:style-name="P5"><text:span text:style-name="T13">A Title Rather Than a Testimony:</text:span><text:span text:style-name="T12"> We learn in the 19</text:span><text:span text:style-name="T11">th</text:span><text:span text:style-name="T12"> chapter that “...Lot sat in the gate of Sodom...” <text:s/>He was, at the very least, a City Councilman. <text:s/>He might have been the mayor. <text:s/>At any rate he was an influential politician. <text:s/>He was respected by Sodom's residents. <text:s/>He had a distinguished title. <text:s/>Don't we love our titles? <text:s/></text:span></text:p>
      <text:p text:style-name="P5"><text:span text:style-name="T12"><text:s text:c="2"/></text:span><text:span text:style-name="T14">What was his testimony in his own house</text:span><text:span text:style-name="T12">? <text:s/>Recall that he offered his two daughters to the men of <text:s/>Sodom (19:8). <text:s/>When he approached his son's in law they scoffed at him as thought he was mocking. (19:14) <text:s/>There were more than the 10 people needed to save Sodom in Lot's own household. <text:s/>The scripture says that he had sons, daughters, sons in law, and daught-ers in law. <text:s/>If we attribute only two persons in each category that is plural and add in Lot and his wife we would have 10 people. <text:s/>Lot needed not to reach any but those of his own household and he would have saved Sodom from destruction. (contrast with Noah). <text:s/>No one in his own family believed Lot and his wife didn't believe the angels either.</text:span></text:p>
      <text:p text:style-name="P5"><text:span text:style-name="T12"/></text:p>
      <text:p text:style-name="P5"><text:span text:style-name="T2">Dissatisfaction With God's Direction:</text:span><text:span text:style-name="T3"> <text:s/>In the 17</text:span><text:span text:style-name="T4">th</text:span><text:span text:style-name="T3"> verse the angelic visitors tell them to escape to the mountain. Lot's reply: “...</text:span><text:span text:style-name="T12">Oh, not so, my Lord:” <text:s/>He wanted to go to Zoar (the next town over). <text:s/>Why is it that we think our ideas or plans are better than Gods'? <text:s/>They had just been rescued from certain destruction and they try to dictate to God where He should send them. <text:s/>As they entered Zoar his wife looks back and loses her life. <text:s/>A short time later Lot's daughters, who had been removed from Sodom, displayed that they had absorbed a-lot of Sodom in their hearts. They get Lot drunk and become </text:span><text:span text:style-name="T16">pregnant</text:span><text:span text:style-name="T12"> by their own father.</text:span></text:p>
      <text:p text:style-name="P1"/>
      <text:p text:style-name="P1"><text:span text:style-name="T1">Conclude:</text:span> When Abram moves, the next time, Lot is left behind living in a cave. <text:s/>His wealth is gone, his life is a mess and his name disappears from further mention in the historical record. <text:s/>His downfall began when he chose to live next door to Sodom.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 </dc:creator>
    <meta:editing-cycles>15</meta:editing-cycles>
    <meta:creation-date>2014-03-28T17:34:00</meta:creation-date>
    <dc:date>2021-05-29T20:52:27.23</dc:date>
    <meta:editing-duration>P6DT6H37M10S</meta:editing-duration>
    <meta:generator>OpenOffice/4.1.3$Win32 OpenOffice.org_project/413m1$Build-9783</meta:generator>
    <meta:printed-by>j </meta:printed-by>
    <meta:print-date>2020-06-28T08:33:33.47</meta:print-date>
    <meta:document-statistic meta:table-count="0" meta:image-count="0" meta:object-count="0" meta:page-count="1" meta:paragraph-count="13" meta:word-count="821" meta:character-count="449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